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1E0000001E46A26FD5A3E9DF83.png" manifest:media-type="image/png"/>
  <manifest:file-entry manifest:full-path="Pictures/100000000000001E0000001EFBD276F364F8730E.png" manifest:media-type="image/png"/>
  <manifest:file-entry manifest:full-path="Pictures/100000000000001E0000001E024056C3BB68C434.png" manifest:media-type="image/png"/>
  <manifest:file-entry manifest:full-path="Pictures/100000000000001E0000001EC36C2541D7CD597C.png" manifest:media-type="image/png"/>
  <manifest:file-entry manifest:full-path="Pictures/100000000000001E0000001EA7CF3E08D417267E.png" manifest:media-type="image/png"/>
  <manifest:file-entry manifest:full-path="Pictures/100000000000001E0000001E3A281110E7AF4B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2" text:anchor-type="paragraph" svg:x="1.5571in" svg:y="0.2673in" svg:width="0.5457in" svg:height="0.5457in" draw:z-index="1"><draw:image xlink:href="Pictures/100000000000001E0000001E024056C3BB68C434.png" xlink:type="simple" xlink:show="embed" xlink:actuate="onLoad"/></draw:frame><draw:frame draw:style-name="fr1" draw:name="Image3" text:anchor-type="paragraph" svg:x="2.7083in" svg:y="0.2862in" svg:width="0.5409in" svg:height="0.5409in" draw:z-index="2"><draw:image xlink:href="Pictures/100000000000001E0000001EA7CF3E08D417267E.png" xlink:type="simple" xlink:show="embed" xlink:actuate="onLoad"/></draw:frame><draw:frame draw:style-name="fr1" draw:name="Image4" text:anchor-type="paragraph" svg:x="3.689in" svg:y="0.2957in" svg:width="0.5543in" svg:height="0.5543in" draw:z-index="3"><draw:image xlink:href="Pictures/100000000000001E0000001EC36C2541D7CD597C.png" xlink:type="simple" xlink:show="embed" xlink:actuate="onLoad"/></draw:frame><draw:frame draw:style-name="fr1" draw:name="Image5" text:anchor-type="paragraph" svg:x="4.6882in" svg:y="0.3193in" svg:width="0.5457in" svg:height="0.5457in" draw:z-index="4"><draw:image xlink:href="Pictures/100000000000001E0000001E3A281110E7AF4BB2.png" xlink:type="simple" xlink:show="embed" xlink:actuate="onLoad"/></draw:frame><draw:frame draw:style-name="fr1" draw:name="Image1" text:anchor-type="paragraph" svg:x="0.6484in" svg:y="0.2819in" svg:width="0.4744in" svg:height="0.4744in" draw:z-index="0"><draw:image xlink:href="Pictures/100000000000001E0000001EFBD276F364F8730E.png" xlink:type="simple" xlink:show="embed" xlink:actuate="onLoad"/></draw:frame><draw:frame draw:style-name="fr1" draw:name="Image7" text:anchor-type="paragraph" svg:x="5.6819in" svg:y="0.3193in" svg:width="0.5547in" svg:height="0.5547in" draw:z-index="5"><draw:image xlink:href="Pictures/100000000000001E0000001E46A26FD5A3E9DF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1:39:09.687863500</meta:creation-date>
    <meta:print-date>2017-04-19T14:37:18.768561857</meta:print-date>
    <dc:date>2018-08-10T14:49:07.533497895</dc:date>
    <meta:editing-duration>PT20H10M40S</meta:editing-duration>
    <meta:editing-cycles>7</meta:editing-cycles>
    <meta:generator>LibreOffice/5.1.6.2$Linux_X86_64 LibreOffice_project/10m0$Build-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